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4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255cm"/>
    </style:style>
    <style:style style:name="co4" style:family="table-column">
      <style:table-column-properties fo:break-before="auto" style:column-width="7.361cm"/>
    </style:style>
    <style:style style:name="co5" style:family="table-column">
      <style:table-column-properties fo:break-before="auto" style:column-width="7.987cm"/>
    </style:style>
    <style:style style:name="co6" style:family="table-column">
      <style:table-column-properties fo:break-before="auto" style:column-width="14.714cm"/>
    </style:style>
    <style:style style:name="co7" style:family="table-column">
      <style:table-column-properties fo:break-before="auto" style:column-width="13.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mu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oi ?</text:p>
          </table:table-cell>
          <table:table-cell office:value-type="string" calcext:value-type="string">
            <text:p>Obje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ng pour lancement jingles Meyerpub</text:p>
          </table:table-cell>
          <table:table-cell office:value-type="string" calcext:value-type="string">
            <text:p>Gong</text:p>
          </table:table-cell>
        </table:table-row>
      </table:table>
      <table:table table:name="Chapitre 1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oi ?</text:p>
          </table:table-cell>
          <table:table-cell office:value-type="string" calcext:value-type="string">
            <text:p>Objets</text:p>
          </table:table-cell>
        </table:table-row>
        <table:table-row table:style-name="ro1">
          <table:table-cell office:value-type="string" calcext:value-type="string">
            <text:p>Dagz file éléments de direction musicale à CryptoDoah</text:p>
          </table:table-cell>
          <table:table-cell/>
        </table:table-row>
        <table:table-row table:style-name="ro1">
          <table:table-cell office:value-type="string" calcext:value-type="string">
            <text:p>Dagz récupère les éléments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Pendant répète Dalida, barouf au plateau, puis allumage de la lumière</text:p>
          </table:table-cell>
          <table:table-cell office:value-type="string" calcext:value-type="string">
            <text:p>Theremin, Vase, Interrupteur</text:p>
          </table:table-cell>
        </table:table-row>
      </table:table>
      <table:table table:name="Chapitre 2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oi ?</text:p>
          </table:table-cell>
          <table:table-cell office:value-type="string" calcext:value-type="string">
            <text:p>Obje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yptoDoah récupère panier entracte</text:p>
          </table:table-cell>
          <table:table-cell office:value-type="string" calcext:value-type="string">
            <text:p>Panier entrac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yptoSal pose une veste sur un interrupteur</text:p>
          </table:table-cell>
          <table:table-cell office:value-type="string" calcext:value-type="string">
            <text:p>Interrupteur</text:p>
          </table:table-cell>
        </table:table-row>
      </table:table>
      <table:table table:name="Chapitre 3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oi ?</text:p>
          </table:table-cell>
          <table:table-cell office:value-type="string" calcext:value-type="string">
            <text:p>Obje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oris récupère éléments de fabrication de crêpes</text:p>
          </table:table-cell>
          <table:table-cell office:value-type="string" calcext:value-type="string">
            <text:p>Poêle, spatule, etc.</text:p>
          </table:table-cell>
        </table:table-row>
        <table:table-row table:style-name="ro1">
          <table:table-cell office:value-type="string" calcext:value-type="string">
            <text:p>Spatule s’envole du plateau vers le film</text:p>
          </table:table-cell>
          <table:table-cell office:value-type="string" calcext:value-type="string">
            <text:p>spatule</text:p>
          </table:table-cell>
        </table:table-row>
        <table:table-row table:style-name="ro1">
          <table:table-cell office:value-type="string" calcext:value-type="string">
            <text:p>Crêpe s’envole vers le film</text:p>
          </table:table-cell>
          <table:table-cell office:value-type="string" calcext:value-type="string">
            <text:p>crêpe</text:p>
          </table:table-cell>
        </table:table-row>
        <table:table-row table:style-name="ro1">
          <table:table-cell office:value-type="string" calcext:value-type="string">
            <text:p>Poêle s’envole vers le film</text:p>
          </table:table-cell>
          <table:table-cell office:value-type="string" calcext:value-type="string">
            <text:p>poêle</text:p>
          </table:table-cell>
        </table:table-row>
      </table:table>
      <table:table table:name="Chapitre 4" table:style-name="ta1"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oi ?</text:p>
          </table:table-cell>
          <table:table-cell office:value-type="string" calcext:value-type="string">
            <text:p>Obje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ean-Eudes écrit/accroche les Panneaux Petite Gloriole</text:p>
          </table:table-cell>
          <table:table-cell office:value-type="string" calcext:value-type="string">
            <text:p>Panneaux Petite glorio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ean-Eudes récupère le panneau et le montre au zombie</text:p>
          </table:table-cell>
          <table:table-cell office:value-type="string" calcext:value-type="string">
            <text:p>Panneau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ean-Eudes attrape la flèche avec les dents, décroche la lettre, l’accroche à une grenade…</text:p>
          </table:table-cell>
          <table:table-cell office:value-type="string" calcext:value-type="string">
            <text:p>Flêche, Lettre, Enveloppe, Grenade</text:p>
          </table:table-cell>
        </table:table-row>
      </table:table>
      <table:table table:name="Chapitre 5" table:style-name="ta1"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oi ?</text:p>
          </table:table-cell>
          <table:table-cell office:value-type="string" calcext:value-type="string">
            <text:p>Obje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ah noir arrive et file la grenade à Joris qui la met dans la poubelle (ou le coffre?)</text:p>
          </table:table-cell>
          <table:table-cell office:value-type="string" calcext:value-type="string">
            <text:p>Grenade, poubelle, coffr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umières qui grésillent, et éléments de décors qui chutent à cause du tracto-botte</text:p>
          </table:table-cell>
          <table:table-cell/>
        </table:table-row>
        <table:table-row table:style-name="ro1">
          <table:table-cell office:value-type="string" calcext:value-type="string">
            <text:p>Les Barons + Joris se resserrent vers le milieu de plateau avec des instruments de plus en plus petit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r conseil de la voyante, les Barons ouvrent une malle et cherchent des choses, qu’ils jettent.</text:p>
          </table:table-cell>
          <table:table-cell office:value-type="string" calcext:value-type="string">
            <text:p>Malle, choses dedans, boîte à meu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 téléphone de Jean-Eudes sonne</text:p>
          </table:table-cell>
          <table:table-cell office:value-type="string" calcext:value-type="string">
            <text:p>Téléphone (ou truc un peu type Penumatiqu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 style:data-style-name="N2" text:time-value="11:34:02.041372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6T11:32:30.369753512</meta:creation-date>
    <dc:date>2022-09-06T14:13:29.349445211</dc:date>
    <meta:editing-duration>PT2H40M2S</meta:editing-duration>
    <meta:editing-cycles>33</meta:editing-cycles>
    <meta:generator>LibreOffice/6.3.4.2.0$Linux_X86_64 LibreOffice_project/30$Build-2</meta:generator>
    <meta:document-statistic meta:table-count="6" meta:cell-count="44" meta:object-count="0"/>
  </office:meta>
</office:document-meta>
</file>